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ext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08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08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dybos susirinkimo protokolas</text:h>
      <text:p text:style-name="P1">(2006-01-04)</text:p>
      <text:p text:style-name="P2"/>
      <text:p text:style-name="P3">Dalyvauja:</text:p>
      <text:p text:style-name="P4">Jaroslav Šatkevič </text:p>
      <text:p text:style-name="P4">Tomas Jonušas</text:p>
      <text:p text:style-name="P4">Žilvinas Jančoras</text:p>
      <text:p text:style-name="P4">Albertas Agejevas</text:p>
      <text:p text:style-name="P4">Erika G.Miškelevičiūtė</text:p>
      <text:p text:style-name="P3"/>
      <text:p text:style-name="P3">Darbotvarkė:</text:p>
      <text:list text:style-name="L1">
        <text:list-item>
          <text:p text:style-name="P5">Narių tvirtinimas.</text:p>
        </text:list-item>
        <text:list-item>
          <text:p text:style-name="P5">Naujos AKL projektų vadovės priėmimas į darbą.</text:p>
        </text:list-item>
        <text:list-item>
          <text:p text:style-name="P5">Kiti klausimai.</text:p>
        </text:list-item>
      </text:list>
      <text:p text:style-name="P4"/>
      <text:list text:style-name="L2">
        <text:list-item>
          <text:p text:style-name="P6">Narių tvirtinimas </text:p>
          <text:list>
            <text:list-header>
              <text:p text:style-name="P7">Nauji nariai: Paulius Stakauskas, Tautvydas Griškevičius ir Vasilij Savin. </text:p>
            </text:list-header>
          </text:list>
        </text:list-item>
      </text:list>
      <text:p text:style-name="P4"><text:tab/><text:span text:style-name="T1">Nutarta: </text:span><text:span text:style-name="T2">priimti.</text:span></text:p>
      <text:p text:style-name="P4"><text:tab/></text:p>
      <text:p text:style-name="P3"><text:s/>2. Naujos AKL projektų vadovės priėmimas į darbą</text:p>
      <text:list text:style-name="L2" text:continue-numbering="true">
        <text:list-item>
          <text:list text:continue-numbering="true">
            <text:list-header>
              <text:p text:style-name="P7">a) Svarstyta, ar priimti į darbą naują AKL projektų vadovę Eriką G.Miškelevičiūtę.</text:p>
              <text:p text:style-name="P7">b) Nutarta: nuo 2006-01-09 d. priimti E.G.Miškelevičiūtę į projektų vadovės pareigas 3-jų mėnesių bandomajam laikotarpiui.</text:p>
            </text:list-header>
          </text:list>
        </text:list-item>
      </text:list>
      <text:p text:style-name="P4"/>
      <text:p text:style-name="P3"><text:s/>3. Kiti klausimai</text:p>
      <text:p text:style-name="Text"><text:s text:c="5"/>Nutarta:</text:p>
      <text:p text:style-name="Text"><text:tab/>* AKL Valdyba susirenka 1 kartą per mėnesį. Kiekvieną pirmą mėnesio trečiadienį 17:30 val. <text:s text:c="2"/>(vieta: Sierakausko g. 30A-17).</text:p>
      <text:p text:style-name="Text"><text:tab/>* Tomas Jonušas ir Erika G.Miškelevičiūtė turi suorganizuoti žiemos mytą, kuris turėtų vykti vasario mėnesį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Arial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ing_20_1" style:display-name="Heading 1" style:family="paragraph" style:parent-style-name="Title" style:next-style-name="Text" style:class="text" style:master-page-name="" style:default-outline-level="1">
      <style:paragraph-properties fo:text-align="center" style:justify-single-word="false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" style:class="list"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5-06-11T16:08:32</meta:creation-date>
    <dc:creator>Jaroslav Šatkevič</dc:creator>
    <dc:date>2006-05-02T15:08:29</dc:date>
    <dc:language>lt-LT</dc:language>
    <meta:editing-cycles>9</meta:editing-cycles>
    <meta:editing-duration>PT1H3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16" meta:character-count="861"/>
  </office:meta>
</office:document-meta>
</file>